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B000002BD19778552EDD713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0df59" officeooo:paragraph-rsid="0000df59"/>
    </style:style>
    <style:style style:name="P2" style:family="paragraph" style:parent-style-name="Header">
      <style:paragraph-properties fo:text-align="center" style:justify-single-word="false"/>
      <style:text-properties fo:font-size="20pt" officeooo:rsid="0000df59" officeooo:paragraph-rsid="0000df59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5.7cm" svg:height="14.129cm" draw:z-index="0"><draw:image xlink:href="Pictures/10000000000004FB000002BD19778552EDD713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officeooo:rsid="0000df59" officeooo:paragraph-rsid="0000df59" style:font-size-asian="20pt" style:font-size-complex="20pt"/>
    </style:style>
    <style:style style:name="MP2" style:family="paragraph" style:parent-style-name="Footer">
      <style:paragraph-properties fo:text-align="end" style:justify-single-word="false"/>
      <style:text-properties officeooo:rsid="0000df59" officeooo:paragraph-rsid="0000df59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Ukážka simulácie</text:p>
      </style:header>
      <style:footer>
        <text:p text:style-name="MP2">06.05.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Dobroň</meta:initial-creator>
    <meta:creation-date>2021-05-07T21:07:45.132125689</meta:creation-date>
    <dc:date>2021-05-07T21:10:44.617717846</dc:date>
    <dc:creator>Samuel Dobroň</dc:creator>
    <meta:editing-duration>PT10S</meta:editing-duration>
    <meta:editing-cycles>2</meta:editing-cycles>
    <meta:generator>LibreOffice/7.1.2.2$Linux_X86_64 LibreOffice_project/10$Build-2</meta:generator>
    <meta:document-statistic meta:table-count="0" meta:image-count="1" meta:object-count="0" meta:page-count="1" meta:paragraph-count="2" meta:word-count="3" meta:character-count="26" meta:non-whitespace-character-count="25"/>
  </office:meta>
</office:document-meta>
</file>